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165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1.7602in"/>
    </style:style>
    <style:style style:name="co5" style:family="table-column">
      <style:table-column-properties fo:break-before="auto" style:column-width="1.5965in"/>
    </style:style>
    <style:style style:name="co6" style:family="table-column">
      <style:table-column-properties fo:break-before="auto" style:column-width="2.0665in"/>
    </style:style>
    <style:style style:name="co7" style:family="table-column">
      <style:table-column-properties fo:break-before="auto" style:column-width="1.6728in"/>
    </style:style>
    <style:style style:name="co8" style:family="table-column">
      <style:table-column-properties fo:break-before="auto" style:column-width="2.0772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5862in"/>
    </style:style>
    <style:style style:name="co11" style:family="table-column">
      <style:table-column-properties fo:break-before="auto" style:column-width="1.3783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2252in"/>
    </style:style>
    <style:style style:name="co14" style:family="table-column">
      <style:table-column-properties fo:break-before="auto" style:column-width="0.9846in"/>
    </style:style>
    <style:style style:name="co15" style:family="table-column">
      <style:table-column-properties fo:break-before="auto" style:column-width="1.4984in"/>
    </style:style>
    <style:style style:name="co16" style:family="table-column">
      <style:table-column-properties fo:break-before="auto" style:column-width="0.8319in"/>
    </style:style>
    <style:style style:name="co17" style:family="table-column">
      <style:table-column-properties fo:break-before="auto" style:column-width="0.9193in"/>
    </style:style>
    <style:style style:name="co18" style:family="table-column">
      <style:table-column-properties fo:break-before="auto" style:column-width="1.2146in"/>
    </style:style>
    <style:style style:name="co19" style:family="table-column">
      <style:table-column-properties fo:break-before="auto" style:column-width="1.0945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402in"/>
    </style:style>
    <style:style style:name="co22" style:family="table-column">
      <style:table-column-properties fo:break-before="auto" style:column-width="0.8209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1.1925in"/>
    </style:style>
    <style:style style:name="co25" style:family="table-column">
      <style:table-column-properties fo:break-before="auto" style:column-width="1.4654in"/>
    </style:style>
    <style:style style:name="co26" style:family="table-column">
      <style:table-column-properties fo:break-before="auto" style:column-width="1.7717in"/>
    </style:style>
    <style:style style:name="co27" style:family="table-column">
      <style:table-column-properties fo:break-before="auto" style:column-width="1.2583in"/>
    </style:style>
    <style:style style:name="co28" style:family="table-column">
      <style:table-column-properties fo:break-before="auto" style:column-width="1.0173in"/>
    </style:style>
    <style:style style:name="co29" style:family="table-column">
      <style:table-column-properties fo:break-before="auto" style:column-width="1.4764in"/>
    </style:style>
    <style:style style:name="co30" style:family="table-column">
      <style:table-column-properties fo:break-before="auto" style:column-width="1.1161in"/>
    </style:style>
    <style:style style:name="co31" style:family="table-column">
      <style:table-column-properties fo:break-before="auto" style:column-width="1.2035in"/>
    </style:style>
    <style:style style:name="co32" style:family="table-column">
      <style:table-column-properties fo:break-before="auto" style:column-width="1.3563in"/>
    </style:style>
    <style:style style:name="co33" style:family="table-column">
      <style:table-column-properties fo:break-before="auto" style:column-width="1.3236in"/>
    </style:style>
    <style:style style:name="co34" style:family="table-column">
      <style:table-column-properties fo:break-before="auto" style:column-width="1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>
            <text:p>S no</text:p>
          </table:table-cell>
          <table:table-cell office:value-type="string">
            <text:p>Program1</text:p>
          </table:table-cell>
          <table:table-cell office:value-type="string">
            <text:p>Program1 Donate Amount</text:p>
          </table:table-cell>
          <table:table-cell office:value-type="string">
            <text:p>Program2</text:p>
          </table:table-cell>
          <table:table-cell office:value-type="string">
            <text:p>Program2 Donate Amount</text:p>
          </table:table-cell>
          <table:table-cell office:value-type="string">
            <text:p>Program3</text:p>
          </table:table-cell>
          <table:table-cell office:value-type="string">
            <text:p>Program3 Donate Amount</text:p>
          </table:table-cell>
          <table:table-cell office:value-type="string">
            <text:p>Other Program</text:p>
          </table:table-cell>
          <table:table-cell office:value-type="string">
            <text:p>Other Program Donate Amount</text:p>
          </table:table-cell>
          <table:table-cell office:value-type="string">
            <text:p>Login as Member?</text:p>
          </table:table-cell>
          <table:table-cell office:value-type="string">
            <text:p>Login as Non Member?</text:p>
          </table:table-cell>
          <table:table-cell office:value-type="string">
            <text:p>Continue as Guest?</text:p>
          </table:table-cell>
          <table:table-cell office:value-type="string">
            <text:p>Guest_FirstName</text:p>
          </table:table-cell>
          <table:table-cell office:value-type="string">
            <text:p>Guest_LastName</text:p>
          </table:table-cell>
          <table:table-cell office:value-type="string">
            <text:p>Guest_Phone</text:p>
          </table:table-cell>
          <table:table-cell office:value-type="string">
            <text:p>Guest_Address</text:p>
          </table:table-cell>
          <table:table-cell office:value-type="string">
            <text:p>Guest_City</text:p>
          </table:table-cell>
          <table:table-cell office:value-type="string">
            <text:p>Guest_State</text:p>
          </table:table-cell>
          <table:table-cell office:value-type="string">
            <text:p>Guest_Country</text:p>
          </table:table-cell>
          <table:table-cell office:value-type="string">
            <text:p>Guest_ZipCode</text:p>
          </table:table-cell>
          <table:table-cell office:value-type="string">
            <text:p>ValidEmailAddress</text:p>
          </table:table-cell>
          <table:table-cell office:value-type="string">
            <text:p>SelectSendCardOption?</text:p>
          </table:table-cell>
          <table:table-cell office:value-type="string">
            <text:p>InHonorOf?</text:p>
          </table:table-cell>
          <table:table-cell office:value-type="string">
            <text:p>InMemoryOf?</text:p>
          </table:table-cell>
          <table:table-cell office:value-type="string">
            <text:p>DonotSendCard?</text:p>
          </table:table-cell>
          <table:table-cell office:value-type="string">
            <text:p>SendCardVia_Email?</text:p>
          </table:table-cell>
          <table:table-cell office:value-type="string">
            <text:p>SendCardVia_PostalMail?</text:p>
          </table:table-cell>
          <table:table-cell office:value-type="string">
            <text:p>Recepient_Email</text:p>
          </table:table-cell>
          <table:table-cell office:value-type="string">
            <text:p>Personalised_Message</text:p>
          </table:table-cell>
          <table:table-cell office:value-type="string">
            <text:p>PostalMail_To</text:p>
          </table:table-cell>
          <table:table-cell office:value-type="string">
            <text:p>PostalMail_Address</text:p>
          </table:table-cell>
          <table:table-cell office:value-type="string">
            <text:p>PostalMail_City</text:p>
          </table:table-cell>
          <table:table-cell office:value-type="string">
            <text:p>PostalMail_State</text:p>
          </table:table-cell>
          <table:table-cell office:value-type="string">
            <text:p>PostalMail_ZipCode</text:p>
          </table:table-cell>
          <table:table-cell office:value-type="string">
            <text:p>PostalMail_Country</text:p>
          </table:table-cell>
          <table:table-cell office:value-type="string">
            <text:p>BreakMyDonation?</text:p>
          </table:table-cell>
          <table:table-cell office:value-type="string">
            <text:p>Pledge_Month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ject SEED</text:p>
          </table:table-cell>
          <table:table-cell office:value-type="float" office:value="100">
            <text:p>100</text:p>
          </table:table-cell>
          <table:table-cell office:value-type="string">
            <text:p>ACS Scholars Program</text:p>
          </table:table-cell>
          <table:table-cell office:value-type="float" office:value="50">
            <text:p>50</text:p>
          </table:table-cell>
          <table:table-cell office:value-type="string">
            <text:p>Advancing Chemistry Teaching</text:p>
          </table:table-cell>
          <table:table-cell office:value-type="float" office:value="50">
            <text:p>50</text:p>
          </table:table-cell>
          <table:table-cell office:value-type="string">
            <text:p>Selenium Donation Fund</text:p>
          </table:table-cell>
          <table:table-cell office:value-type="float" office:value="100">
            <text:p>100</text:p>
          </table:table-cell>
          <table:table-cell office:value-type="string">
            <text:p>YES</text:p>
          </table:table-cell>
          <table:table-cell table:number-columns-repeated="10"/>
          <table:table-cell office:value-type="string">
            <text:p>dsophocleous@acs.org</text:p>
          </table:table-cell>
          <table:table-cell office:value-type="string">
            <text:p>YES</text:p>
          </table:table-cell>
          <table:table-cell office:value-type="string">
            <text:p>Bon Jovi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AcsTest@acs.org</text:p>
          </table:table-cell>
          <table:table-cell office:value-type="string">
            <text:p>This is test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ject SEED</text:p>
          </table:table-cell>
          <table:table-cell office:value-type="float" office:value="100">
            <text:p>100</text:p>
          </table:table-cell>
          <table:table-cell office:value-type="string">
            <text:p>ACS Scholars Program</text:p>
          </table:table-cell>
          <table:table-cell office:value-type="float" office:value="50">
            <text:p>50</text:p>
          </table:table-cell>
          <table:table-cell office:value-type="string">
            <text:p>Advancing Chemistry Teaching</text:p>
          </table:table-cell>
          <table:table-cell office:value-type="float" office:value="50">
            <text:p>50</text:p>
          </table:table-cell>
          <table:table-cell office:value-type="string">
            <text:p>QTP Donation Fund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Leonardo</text:p>
          </table:table-cell>
          <table:table-cell office:value-type="string">
            <text:p>Dcaprio</text:p>
          </table:table-cell>
          <table:table-cell office:value-type="float" office:value="6316666333">
            <text:p>6316666333</text:p>
          </table:table-cell>
          <table:table-cell office:value-type="string">
            <text:p>450 Lawrence Avenue</text:p>
          </table:table-cell>
          <table:table-cell office:value-type="string">
            <text:p>Columbous</text:p>
          </table:table-cell>
          <table:table-cell office:value-type="string">
            <text:p>Ohio</text:p>
          </table:table-cell>
          <table:table-cell office:value-type="string">
            <text:p>UNITED STATES</text:p>
          </table:table-cell>
          <table:table-cell office:value-type="float" office:value="43228">
            <text:p>43228</text:p>
          </table:table-cell>
          <table:table-cell office:value-type="string">
            <text:p>dsophocleous@acs.org</text:p>
          </table:table-cell>
          <table:table-cell office:value-type="string">
            <text:p>YES</text:p>
          </table:table-cell>
          <table:table-cell/>
          <table:table-cell office:value-type="string">
            <text:p>Iron Mai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John Rambo</text:p>
          </table:table-cell>
          <table:table-cell office:value-type="string">
            <text:p>European Street Cafe</text:p>
          </table:table-cell>
          <table:table-cell office:value-type="string">
            <text:p>jacksonville</text:p>
          </table:table-cell>
          <table:table-cell office:value-type="string">
            <text:p>florida</text:p>
          </table:table-cell>
          <table:table-cell office:value-type="float" office:value="32099">
            <text:p>32099</text:p>
          </table:table-cell>
          <table:table-cell office:value-type="string">
            <text:p>UNITED STATES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ject SEED</text:p>
          </table:table-cell>
          <table:table-cell office:value-type="float" office:value="100">
            <text:p>100</text:p>
          </table:table-cell>
          <table:table-cell office:value-type="string">
            <text:p>ACS Scholars Program</text:p>
          </table:table-cell>
          <table:table-cell office:value-type="float" office:value="50">
            <text:p>50</text:p>
          </table:table-cell>
          <table:table-cell office:value-type="string">
            <text:p>Advancing Chemistry Teaching</text:p>
          </table:table-cell>
          <table:table-cell office:value-type="float" office:value="50">
            <text:p>50</text:p>
          </table:table-cell>
          <table:table-cell office:value-type="string">
            <text:p>QTP Donation Fund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YES</text:p>
          </table:table-cell>
          <table:table-cell table:number-columns-repeated="9"/>
          <table:table-cell office:value-type="string">
            <text:p>dsophocleous@acs.org</text:p>
          </table:table-cell>
          <table:table-cell office:value-type="string">
            <text:p>YES</text:p>
          </table:table-cell>
          <table:table-cell/>
          <table:table-cell office:value-type="string">
            <text:p>Iron Maiden</text:p>
          </table:table-cell>
          <table:table-cell office:value-type="string">
            <text:p>YES</text:p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roject SEED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"/>
          <table:table-cell office:value-type="string">
            <text:p>dsophocleous@acs.org</text:p>
          </table:table-cell>
          <table:table-cell/>
          <table:table-cell office:value-type="string">
            <text:p>XYZ</text:p>
          </table:table-cell>
          <table:table-cell table:number-columns-repeated="12"/>
          <table:table-cell office:value-type="string">
            <text:p>YES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office:value-type="string">
            <text:p>Advancing Chemistry Teaching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float" office:value="6316666333">
            <text:p>6316666333</text:p>
          </table:table-cell>
          <table:table-cell office:value-type="string">
            <text:p>450 Lawrence Avenue</text:p>
          </table:table-cell>
          <table:table-cell office:value-type="string">
            <text:p>Columbous</text:p>
          </table:table-cell>
          <table:table-cell office:value-type="string">
            <text:p>Ohio</text:p>
          </table:table-cell>
          <table:table-cell office:value-type="string">
            <text:p>UNITED STATES</text:p>
          </table:table-cell>
          <table:table-cell office:value-type="float" office:value="43228">
            <text:p>43228</text:p>
          </table:table-cell>
          <table:table-cell office:value-type="string">
            <text:p>dsophocleous@acs.org</text:p>
          </table:table-cell>
          <table:table-cell office:value-type="string">
            <text:p>YES</text:p>
          </table:table-cell>
          <table:table-cell office:value-type="string">
            <text:p>ABC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AcsTest@acs.org</text:p>
          </table:table-cell>
          <table:table-cell office:value-type="string">
            <text:p>This is test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office:value-type="string">
            <text:p>ACS Scholars Program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"/>
          <table:table-cell office:value-type="string">
            <text:p>dsophocleous@acs.org</text:p>
          </table:table-cell>
          <table:table-cell office:value-type="string">
            <text:p>YES</text:p>
          </table:table-cell>
          <table:table-cell/>
          <table:table-cell office:value-type="string">
            <text:p>Jonah hil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XYZ</text:p>
          </table:table-cell>
          <table:table-cell office:value-type="string">
            <text:p>European Street Cafe</text:p>
          </table:table-cell>
          <table:table-cell office:value-type="string">
            <text:p>jacksonville</text:p>
          </table:table-cell>
          <table:table-cell office:value-type="string">
            <text:p>florida</text:p>
          </table:table-cell>
          <table:table-cell office:value-type="float" office:value="32099">
            <text:p>32099</text:p>
          </table:table-cell>
          <table:table-cell office:value-type="string">
            <text:p>UNITED STATES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roject SEED</text:p>
          </table:table-cell>
          <table:table-cell office:value-type="float" office:value="100">
            <text:p>100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9"/>
          <table:table-cell office:value-type="string">
            <text:p>dsophocleous@acs.org</text:p>
          </table:table-cell>
          <table:table-cell table:number-columns-repeated="14"/>
          <table:table-cell office:value-type="string">
            <text:p>YES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12/24/2015</text:date>, <text:time>15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8S</meta:editing-duration>
    <meta:editing-cycles>3</meta:editing-cycles>
    <meta:generator>OpenOffice/4.1.1$Win32 OpenOffice.org_project/411m6$Build-9775</meta:generator>
    <dc:date>2015-12-24T15:25:34.74</dc:date>
    <dc:creator>r r</dc:creator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